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8_16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7, FF 8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Joseph Blumenthal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October 20, 1895</text:p>
      <text:p text:style-name="P4">Month<text:tab/><text:tab/><text:tab/><text:tab/><text:tab/><text:tab/>October</text:p>
      <text:p text:style-name="P4">Year<text:tab/><text:tab/><text:tab/><text:tab/><text:tab/><text:tab/>1895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2">Honorable Joseph Blumenthal/</text:p>
      <text:p text:style-name="P2"><text:tab/>My Dear Sir/</text:p>
      <text:p text:style-name="P2"><text:tab/><text:tab/>TheSociety[sic!] Rakauer has just become affiliated/ to the Seminary by the payment of $25. with the promise of/ enlisting the membership of at least 6 persons belonging to it./</text:p>
      <text:p text:style-name="P2"><text:tab/>I think that I was wrong in my statement that the/ Society is entitled to two delegates, but it would be advisable to/ say nothing at present, lest we occasion a retraction. <text:s/>At the/ coming convention, my error may be gently rectified./ <text:s/>Please keep it in mind./ <text:s/>In haste/ Yours truly/ S. MORAIS/ Sunday evening, Oct. 20-95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3T14:54:28.32</meta:creation-date>
    <meta:document-statistic meta:table-count="0" meta:image-count="0" meta:object-count="0" meta:page-count="2" meta:paragraph-count="68" meta:word-count="260" meta:character-count="1835"/>
    <dc:date>2012-01-03T14:59:10.84</dc:date>
    <dc:creator>Penn Libraries</dc:creator>
    <meta:editing-duration>PT00H04M42S</meta:editing-duration>
    <meta:editing-cycles>1</meta:editing-cycles>
    <meta:generator>OpenOffice.org/3.2$Win32 OpenOffice.org_project/320m12$Build-9483</meta:generator>
  </office:meta>
</office:document-meta>
</file>